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11: Digital blue</text:p>
      <text:p text:style-name="Standard">RGB</text:p>
      <text:p text:style-name="Standard">R0 <text:s/>G167 B232</text:p>
      <text:p text:style-name="Standard">R24 <text:s/>G85 B135</text:p>
      <text:p text:style-name="Standard">R16 <text:s/>G112 B183<text:bookmark text:name="_GoBack"/></text:p>
      <text:p text:style-name="Standard">R73 G73 B73</text:p>
      <text:p text:style-name="Standard">R231 G242 B243</text:p>
      <text:p text:style-name="Standard">R203 G206 B210</text:p>
      <text:p text:style-name="Standard">Black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2</meta:editing-cycles>
    <meta:creation-date>2024-08-07T12:47:00</meta:creation-date>
    <dc:date>2024-08-07T12:47:00</dc:date>
    <meta:editing-duration>P0D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9" meta:word-count="24" meta:character-count="108" meta:non-whitespace-character-count="90"/>
    <meta:user-defined meta:name="AppVersion">15.0000</meta:user-defined>
    <meta:template xlink:type="simple" xlink:actuate="onRequest" xlink:title="Normal.dotm" xlink:href=""/>
  </office:meta>
</office:document-meta>
</file>